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6.21902256606508">
            <text:p>6.2190</text:p>
          </table:table-cell>
          <table:table-cell table:style-name="ce7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1.5401314455185">
            <text:p>21.5401</text:p>
          </table:table-cell>
          <table:table-cell table:style-name="ce7" office:value-type="float" office:value="3.046">
            <text:p>3.04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.36467899400253">
            <text:p>3.364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6.15744808521295">
            <text:p>6.1574</text:p>
          </table:table-cell>
          <table:table-cell table:style-name="ce8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1.326862817345">
            <text:p>21.3269</text:p>
          </table:table-cell>
          <table:table-cell table:style-name="ce8" table:formula="of:=[.Y2]" office:value-type="float" office:value="3.046">
            <text:p>3.04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.33136534059656">
            <text:p>3.3314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6.09648325268609">
            <text:p>6.0965</text:p>
          </table:table-cell>
          <table:table-cell table:style-name="ce8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1.1157057597476">
            <text:p>21.1157</text:p>
          </table:table-cell>
          <table:table-cell table:style-name="ce8" table:formula="of:=[.Y3]" office:value-type="float" office:value="3.046">
            <text:p>3.04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.29838152534313">
            <text:p>3.298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6.03612203236247">
            <text:p>6.0361</text:p>
          </table:table-cell>
          <table:table-cell table:style-name="ce8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0.9066393660867">
            <text:p>20.9066</text:p>
          </table:table-cell>
          <table:table-cell table:style-name="ce8" table:formula="of:=[.Y4]" office:value-type="float" office:value="3.046">
            <text:p>3.04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.26572428251795">
            <text:p>3.265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5.97635844788363">
            <text:p>5.9764</text:p>
          </table:table-cell>
          <table:table-cell table:style-name="ce8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0.6996429367195">
            <text:p>20.6996</text:p>
          </table:table-cell>
          <table:table-cell table:style-name="ce8" table:formula="of:=[.Y5]" office:value-type="float" office:value="3.046">
            <text:p>3.04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.23339037873065">
            <text:p>3.2334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5.917186582063">
            <text:p>5.9172</text:p>
          </table:table-cell>
          <table:table-cell table:style-name="ce8" table:formula="of:=[.V6]" office:value-type="float" office:value="19.5">
            <text:p>19.5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0.49469597695">
            <text:p>20.4947</text:p>
          </table:table-cell>
          <table:table-cell table:style-name="ce8" table:formula="of:=[.Y6]" office:value-type="float" office:value="3.046">
            <text:p>3.04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.2013766126046">
            <text:p>3.201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5.8586005763">
            <text:p>5.8586</text:p>
          </table:table-cell>
          <table:table-cell table:style-name="ce8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0.291778195">
            <text:p>20.2918</text:p>
          </table:table-cell>
          <table:table-cell table:style-name="ce8" table:formula="of:=[.Y7]" office:value-type="float" office:value="3.046">
            <text:p>3.04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.16967981446">
            <text:p>3.169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5.80059463">
            <text:p>5.8006</text:p>
          </table:table-cell>
          <table:table-cell table:style-name="ce8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0.0908695">
            <text:p>20.0909</text:p>
          </table:table-cell>
          <table:table-cell table:style-name="ce8" table:formula="of:=[.Y8]" office:value-type="float" office:value="3.046">
            <text:p>3.04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.138296846">
            <text:p>3.138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5.743163">
            <text:p>5.7432</text:p>
          </table:table-cell>
          <table:table-cell table:style-name="ce8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9.89195">
            <text:p>19.8920</text:p>
          </table:table-cell>
          <table:table-cell table:style-name="ce8" table:formula="of:=[.Y9]" office:value-type="float" office:value="3.046">
            <text:p>3.04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.1072246">
            <text:p>3.107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5.6863">
            <text:p>5.6863</text:p>
          </table:table-cell>
          <table:table-cell table:style-name="ce8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9.695">
            <text:p>19.6950</text:p>
          </table:table-cell>
          <table:table-cell table:style-name="ce8" table:formula="of:=[.Y10]" office:value-type="float" office:value="3.046">
            <text:p>3.04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.07646">
            <text:p>3.076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5.63">
            <text:p>5.6300</text:p>
          </table:table-cell>
          <table:table-cell table:style-name="ce8" table:formula="of:=[.V11]" office:value-type="float" office:value="19.5">
            <text:p>19.5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9.5">
            <text:p>19.5000</text:p>
          </table:table-cell>
          <table:table-cell table:style-name="ce8" table:formula="of:=[.Y11]" office:value-type="float" office:value="3.046">
            <text:p>3.04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.046">
            <text:p>3.04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19.5">
            <text:p>19.5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19.3069306930693">
            <text:p>19.3069</text:p>
          </table:table-cell>
          <table:table-cell table:style-name="ce8" table:formula="of:=[.Y12]" office:value-type="float" office:value="3.046">
            <text:p>3.04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.01584158415842">
            <text:p>3.015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19.5">
            <text:p>19.5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19.115772963435">
            <text:p>19.1158</text:p>
          </table:table-cell>
          <table:table-cell table:style-name="ce8" table:formula="of:=[.Y13]" office:value-type="float" office:value="3.046">
            <text:p>3.04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2.98598176649348">
            <text:p>2.986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5.46442253283264">
            <text:p>5.4644</text:p>
          </table:table-cell>
          <table:table-cell table:style-name="ce8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8.9265078845891">
            <text:p>18.9265</text:p>
          </table:table-cell>
          <table:table-cell table:style-name="ce8" table:formula="of:=[.Y14]" office:value-type="float" office:value="3.046">
            <text:p>3.04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.9564175905876">
            <text:p>2.956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5.41031933943826">
            <text:p>5.4103</text:p>
          </table:table-cell>
          <table:table-cell table:style-name="ce8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8.7391167174149">
            <text:p>18.7391</text:p>
          </table:table-cell>
          <table:table-cell table:style-name="ce8" table:formula="of:=[.Y15]" office:value-type="float" office:value="3.046">
            <text:p>3.04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.92714612929466">
            <text:p>2.927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5.356751821226">
            <text:p>5.3568</text:p>
          </table:table-cell>
          <table:table-cell table:style-name="ce8" table:formula="of:=[.V16]" office:value-type="float" office:value="19.5">
            <text:p>19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8.5535809083316">
            <text:p>18.5536</text:p>
          </table:table-cell>
          <table:table-cell table:style-name="ce8" table:formula="of:=[.Y16]" office:value-type="float" office:value="3.046">
            <text:p>3.04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.89816448445016">
            <text:p>2.898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5.30371467448118">
            <text:p>5.3037</text:p>
          </table:table-cell>
          <table:table-cell table:style-name="ce8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8.369882087457">
            <text:p>18.3699</text:p>
          </table:table-cell>
          <table:table-cell table:style-name="ce8" table:formula="of:=[.Y17]" office:value-type="float" office:value="3.046">
            <text:p>3.04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.86946978658431">
            <text:p>2.8695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5.25120264800117">
            <text:p>5.2512</text:p>
          </table:table-cell>
          <table:table-cell table:style-name="ce8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8.1880020667891">
            <text:p>18.1880</text:p>
          </table:table-cell>
          <table:table-cell table:style-name="ce8" table:formula="of:=[.Y18]" office:value-type="float" office:value="3.046">
            <text:p>3.04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.84105919463793">
            <text:p>2.841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5.19921054257542">
            <text:p>5.1992</text:p>
          </table:table-cell>
          <table:table-cell table:style-name="ce8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0079228384051">
            <text:p>18.0079</text:p>
          </table:table-cell>
          <table:table-cell table:style-name="ce8" table:formula="of:=[.Y19]" office:value-type="float" office:value="3.046">
            <text:p>3.04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.81292989568112">
            <text:p>2.812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5.14773321047071">
            <text:p>5.1477</text:p>
          </table:table-cell>
          <table:table-cell table:style-name="ce8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7.8296265726783">
            <text:p>17.8296</text:p>
          </table:table-cell>
          <table:table-cell table:style-name="ce8" table:formula="of:=[.Y20]" office:value-type="float" office:value="3.046">
            <text:p>3.04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.78507910463477">
            <text:p>2.785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5.09676555492149">
            <text:p>5.0968</text:p>
          </table:table-cell>
          <table:table-cell table:style-name="ce8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7.6530956165132">
            <text:p>17.6531</text:p>
          </table:table-cell>
          <table:table-cell table:style-name="ce8" table:formula="of:=[.Y21]" office:value-type="float" office:value="3.046">
            <text:p>3.04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.75750406399483">
            <text:p>2.757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3113305642107">
            <text:p>1.1311</text:p>
          </table:table-cell>
          <table:table-cell table:style-name="ce7" office:value-type="float" office:value="1.027">
            <text:p>1.027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1.13444692279731">
            <text:p>1.1344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24">
            <text:p>1.024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1993371922879">
            <text:p>1.1199</text:p>
          </table:table-cell>
          <table:table-cell table:style-name="ce8" table:formula="of:=[.Y25]" office:value-type="float" office:value="1.027">
            <text:p>1.027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1.12321477504684">
            <text:p>1.123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24">
            <text:p>1.024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10884526656315">
            <text:p>1.1088</text:p>
          </table:table-cell>
          <table:table-cell table:style-name="ce8" table:formula="of:=[.Y26]" office:value-type="float" office:value="1.027">
            <text:p>1.027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1.11209383668004">
            <text:p>1.1121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24">
            <text:p>1.024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09786660055758">
            <text:p>1.0979</text:p>
          </table:table-cell>
          <table:table-cell table:style-name="ce8" table:formula="of:=[.Y27]" office:value-type="float" office:value="1.027">
            <text:p>1.027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1.1010830066139">
            <text:p>1.101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24">
            <text:p>1.024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08699663421542">
            <text:p>1.0870</text:p>
          </table:table-cell>
          <table:table-cell table:style-name="ce8" table:formula="of:=[.Y28]" office:value-type="float" office:value="1.027">
            <text:p>1.027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1.09018119466723">
            <text:p>1.0902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24">
            <text:p>1.024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0762342913024">
            <text:p>1.0762</text:p>
          </table:table-cell>
          <table:table-cell table:style-name="ce8" table:formula="of:=[.Y29]" office:value-type="float" office:value="1.027">
            <text:p>1.027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1.0793873214527">
            <text:p>1.0794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24">
            <text:p>1.024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06557850624">
            <text:p>1.0656</text:p>
          </table:table-cell>
          <table:table-cell table:style-name="ce8" table:formula="of:=[.Y30]" office:value-type="float" office:value="1.027">
            <text:p>1.027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1.06870031827">
            <text:p>1.0687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24">
            <text:p>1.024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055028224">
            <text:p>1.0550</text:p>
          </table:table-cell>
          <table:table-cell table:style-name="ce8" table:formula="of:=[.Y31]" office:value-type="float" office:value="1.027">
            <text:p>1.027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1.058119127">
            <text:p>1.058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24">
            <text:p>1.024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445824">
            <text:p>1.0446</text:p>
          </table:table-cell>
          <table:table-cell table:style-name="ce8" table:formula="of:=[.Y32]" office:value-type="float" office:value="1.027">
            <text:p>1.027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1.0476427">
            <text:p>1.0476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24">
            <text:p>1.024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3424">
            <text:p>1.0342</text:p>
          </table:table-cell>
          <table:table-cell table:style-name="ce8" table:formula="of:=[.Y33]" office:value-type="float" office:value="1.027">
            <text:p>1.027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1.03727">
            <text:p>1.0373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24">
            <text:p>1.024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24">
            <text:p>1.0240</text:p>
          </table:table-cell>
          <table:table-cell table:style-name="ce8" table:formula="of:=[.Y34]" office:value-type="float" office:value="1.027">
            <text:p>1.027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1.027">
            <text:p>1.027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24">
            <text:p>1.024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1.01386138613861">
            <text:p>1.0139</text:p>
          </table:table-cell>
          <table:table-cell table:style-name="ce8" table:formula="of:=[.Y35]" office:value-type="float" office:value="1.027">
            <text:p>1.027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1.01683168316832">
            <text:p>1.0168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1.024">
            <text:p>1.024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1.00382315459269">
            <text:p>1.0038</text:p>
          </table:table-cell>
          <table:table-cell table:style-name="ce8" table:formula="of:=[.Y36]" office:value-type="float" office:value="1.027">
            <text:p>1.027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1.00676404274091">
            <text:p>1.0068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24">
            <text:p>1.024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993884311477908">
            <text:p>0.9939</text:p>
          </table:table-cell>
          <table:table-cell table:style-name="ce8" table:formula="of:=[.Y37]" office:value-type="float" office:value="1.027">
            <text:p>1.027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996796081921691">
            <text:p>0.996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24">
            <text:p>1.024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984043872750404">
            <text:p>0.9840</text:p>
          </table:table-cell>
          <table:table-cell table:style-name="ce8" table:formula="of:=[.Y38]" office:value-type="float" office:value="1.027">
            <text:p>1.027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986926813783852">
            <text:p>0.9869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24">
            <text:p>1.024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974300864109311">
            <text:p>0.9743</text:p>
          </table:table-cell>
          <table:table-cell table:style-name="ce8" table:formula="of:=[.Y39]" office:value-type="float" office:value="1.027">
            <text:p>1.027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977155261172131">
            <text:p>0.9772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24">
            <text:p>1.024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964654320900308">
            <text:p>0.9647</text:p>
          </table:table-cell>
          <table:table-cell table:style-name="ce8" table:formula="of:=[.Y40]" office:value-type="float" office:value="1.027">
            <text:p>1.027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96748045660607">
            <text:p>0.967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24">
            <text:p>1.024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955103288020107">
            <text:p>0.9551</text:p>
          </table:table-cell>
          <table:table-cell table:style-name="ce8" table:formula="of:=[.Y41]" office:value-type="float" office:value="1.027">
            <text:p>1.027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957901442184228">
            <text:p>0.9579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24">
            <text:p>1.024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45646819821888">
            <text:p>0.9456</text:p>
          </table:table-cell>
          <table:table-cell table:style-name="ce8" table:formula="of:=[.Y42]" office:value-type="float" office:value="1.027">
            <text:p>1.027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948417269489335">
            <text:p>0.9484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24">
            <text:p>1.024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36283980021671">
            <text:p>0.9363</text:p>
          </table:table-cell>
          <table:table-cell table:style-name="ce8" table:formula="of:=[.Y43]" office:value-type="float" office:value="1.027">
            <text:p>1.027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939026999494391">
            <text:p>0.93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24">
            <text:p>1.024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27013841605615">
            <text:p>0.9270</text:p>
          </table:table-cell>
          <table:table-cell table:style-name="ce8" table:formula="of:=[.Y44]" office:value-type="float" office:value="1.027">
            <text:p>1.027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929729702469694">
            <text:p>0.929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5"/>
          <table:table-cell table:style-name="ce5" office:value-type="float" office:value="539500">
            <text:p>539500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9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5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5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5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5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5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5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5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5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5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3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5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5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5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5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5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5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5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5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5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3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5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5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5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5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5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5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5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5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5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3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5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5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5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5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5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5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5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5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5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5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5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5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5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5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5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5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5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5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5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5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5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5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5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5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5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5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3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5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5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5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5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5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5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5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5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5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3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5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5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5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5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5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5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5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5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5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3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5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5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5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5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5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5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5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5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5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5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5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5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5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5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5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5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5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5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5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5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5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5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5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5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5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5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5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3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5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5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5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5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5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5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5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5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5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3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5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5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5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5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5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5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5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5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5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3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5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5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5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5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5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5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5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5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5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5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5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5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5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5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5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5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5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5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2015／09／09</text:date>, <text:time>22:19:2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09T22:19:23.90</dc:date>
    <meta:editing-duration>P67DT14H13M48S</meta:editing-duration>
    <meta:editing-cycles>254</meta:editing-cycles>
    <meta:generator>OpenOffice/4.1.1$Win32 OpenOffice.org_project/411m6$Build-9775</meta:generator>
    <meta:document-statistic meta:table-count="9" meta:cell-count="5786" meta:object-count="0"/>
  </office:meta>
</office:document-meta>
</file>